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2780" officeooo:paragraph-rsid="00112780"/>
    </style:style>
    <style:style style:name="P2" style:family="paragraph" style:parent-style-name="Standard" style:list-style-name="L1">
      <style:text-properties officeooo:rsid="00112780" officeooo:paragraph-rsid="00112780"/>
    </style:style>
    <style:style style:name="P3" style:family="paragraph" style:parent-style-name="Standard">
      <style:text-properties fo:color="#330099" fo:font-size="26pt" fo:font-weight="bold" officeooo:rsid="00112780" officeooo:paragraph-rsid="00112780" style:font-size-asian="26pt" style:font-weight-asian="bold" style:font-size-complex="26pt" style:font-weight-complex="bold"/>
    </style:style>
    <style:style style:name="P4" style:family="paragraph" style:parent-style-name="Standard">
      <style:text-properties fo:color="#009933" fo:font-size="20pt" fo:font-weight="bold" officeooo:rsid="00112780" officeooo:paragraph-rsid="00112780" style:font-size-asian="20pt" style:font-weight-asian="bold" style:font-size-complex="20pt" style:font-weight-complex="bold"/>
    </style:style>
    <style:style style:name="P5" style:family="paragraph" style:parent-style-name="Standard" style:list-style-name="L1">
      <style:text-properties fo:color="#009933" fo:font-size="20pt" fo:font-weight="bold" officeooo:rsid="00112780" officeooo:paragraph-rsid="00112780" style:font-size-asian="20pt" style:font-weight-asian="bold" style:font-size-complex="20pt" style:font-weight-complex="bold"/>
    </style:style>
    <style:style style:name="P6" style:family="paragraph" style:parent-style-name="Standard" style:list-style-name="L1">
      <style:text-properties officeooo:rsid="00123917" officeooo:paragraph-rsid="0012391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gramy:</text:p>
      <text:p text:style-name="P1"/>
      <text:p text:style-name="P4">MC-Annotate:</text:p>
      <text:p text:style-name="P1">Residue conformations -------------------------------------------</text:p>
      <text:p text:style-name="P1">A1 : G C2p_endo anti</text:p>
      <text:p text:style-name="P1">A2 : U C2p_endo anti</text:p>
      <text:p text:style-name="P1">A3 : G C3p_endo anti</text:p>
      <text:p text:style-name="P1">C4 : THR</text:p>
      <text:p text:style-name="P1">C5 : MET</text:p>
      <text:p text:style-name="P1">C6 : ALA</text:p>
      <text:p text:style-name="P1">C7 : ILE</text:p>
      <text:p text:style-name="P1">C8 : LEU</text:p>
      <text:p text:style-name="P1">Adjacent stackings ----------------------------------------------</text:p>
      <text:p text:style-name="P1">A3-A4 : adjacent_5p upward </text:p>
      <text:p text:style-name="P1">A6-A7 : adjacent_5p upward </text:p>
      <text:p text:style-name="P1">A7-A8 : adjacent_5p upward </text:p>
      <text:p text:style-name="P1">Non-Adjacent stackings ------------------------------------------</text:p>
      <text:p text:style-name="P1">A1-A470 : outward </text:p>
      <text:p text:style-name="P1">A3-A105 : downward </text:p>
      <text:p text:style-name="P1">A5-A2420 : upward pairing </text:p>
      <text:p text:style-name="P1">Number of stackings = 367</text:p>
      <text:p text:style-name="P1">Number of adjacent stackings = 337</text:p>
      <text:p text:style-name="P1">Number of non adjacent stackings = 30</text:p>
      <text:p text:style-name="P1">Base-pairs ------------------------------------------------------</text:p>
      <text:p text:style-name="P1">A1-A469 : G-C Bs/O2P pairing </text:p>
      <text:p text:style-name="P1">A4-A5 : C-G O2P/Hh adjacent_5p pairing </text:p>
      <text:p text:style-name="P1">A5-A386 : G-A Ss/C8 pairing parallel cis one_hbond </text:p>
      <text:p text:style-name="P1">A5-A469 : G-C O2P/Ww O2P/Bh pairing </text:p>
      <text:p text:style-name="P1">A17-A382 : U-A Ww/Ww pairing antiparallel cis XX </text:p>
      <text:p text:style-name="P1">A18-A381 : G-C Ww/Ww pairing antiparallel cis XIX </text:p>
      <text:p text:style-name="P1">A20-A379 : U-A Ww/Ww pairing antiparallel cis XX </text:p>
      <text:p text:style-name="P1"/>
      <text:p text:style-name="P4">RNA-View:</text:p>
      <text:list xml:id="list1078994566401867649" text:style-name="L1">
        <text:list-item>
          <text:p text:style-name="P5">NMR</text:p>
          <text:p text:style-name="P2">2n0j.pdb_nmr.pdb.out</text:p>
          <text:p text:style-name="P2">BEGIN_base-pair</text:p>
          <text:p text:style-name="P2"><text:s text:c="5"/>1_27, A: <text:s text:c="4"/>1 G-C <text:s text:c="3"/>27 A: +/+ cis <text:s text:c="8"/>XIX</text:p>
          <text:p text:style-name="P2"><text:s text:c="5"/>2_26, A: <text:s text:c="4"/>2 G-U <text:s text:c="3"/>26 A: W/W cis <text:s text:c="8"/>XXVIII</text:p>
          <text:p text:style-name="P2"><text:s text:c="5"/>3_25, A: <text:s text:c="4"/>3 C-G <text:s text:c="3"/>25 A: +/+ cis <text:s text:c="8"/>XIX</text:p>
          <text:p text:style-name="P2"><text:s text:c="5"/>4_24, A: <text:s text:c="4"/>4 U-A <text:s text:c="3"/>24 A: -/- cis <text:s text:c="8"/>XX</text:p>
          <text:p text:style-name="P2"><text:s text:c="4"/>13_18, A: <text:s text:c="3"/>13 U-U <text:s text:c="3"/>18 A: W/W cis <text:s text:c="8"/>XVI</text:p>
          <text:p text:style-name="P2"><text:s text:c="4"/>10_21, A: <text:s text:c="3"/>10 U-U <text:s text:c="3"/>21 A: W/W cis <text:s text:c="8"/>!1H(b_b)</text:p>
          <text:p text:style-name="P2"><text:s text:c="4"/>14_16, A: <text:s text:c="3"/>14 U-A <text:s text:c="3"/>16 A: S/S tran <text:s text:c="7"/>!(s_s)</text:p>
          <text:p text:style-name="P2">END_base-pair</text:p>
          <text:p text:style-name="P2">The total base pairs = <text:s text:c="2"/>9 (from <text:s text:c="2"/>27 bases)</text:p>
          <text:p text:style-name="P2">-----------------------------------------------</text:p>
          <text:p text:style-name="P2"><text:s/>Standard <text:s/>WW--cis <text:s/>WW-tran <text:s/>HH--cis <text:s/>HH-tran <text:s/>SS--cis <text:s/>SS-tran</text:p>
          <text:p text:style-name="P2"><text:s text:c="8"/>7 <text:s text:c="7"/>2 <text:s text:c="7"/>0 <text:s text:c="7"/>0 <text:s text:c="7"/>0 <text:s text:c="7"/>0 <text:s text:c="7"/>0</text:p>
          <text:p text:style-name="P2"><text:s text:c="2"/>WH--cis <text:s/>WH-tran <text:s/>WS--cis <text:s/>WS-tran <text:s/>HS--cis <text:s/>HS-tran</text:p>
          <text:p text:style-name="P2"><text:soft-page-break/><text:s text:c="8"/>0 <text:s text:c="7"/>0 <text:s text:c="7"/>0 <text:s text:c="7"/>0 <text:s text:c="7"/>0 <text:s text:c="7"/>0</text:p>
          <text:p text:style-name="P2">------------------------------------------------</text:p>
        </text:list-item>
        <text:list-item>
          <text:p text:style-name="P5">Pozostałe</text:p>
          <text:p text:style-name="P2">BEGIN_base-pair</text:p>
          <text:p text:style-name="P2"><text:s text:c="4"/>6_391, A: <text:s text:c="4"/>6 C-G <text:s text:c="2"/>391 A: W/W cis <text:s text:c="8"/>n/a</text:p>
          <text:p text:style-name="P2"><text:s text:c="4"/>7_390, A: <text:s text:c="4"/>7 C-G <text:s text:c="2"/>390 A: +/+ cis <text:s text:c="8"/>XIX</text:p>
          <text:p text:style-name="P6"><text:s text:c="4"/>685_687, A: <text:s/>2485 U-C <text:s/>2487 A: S/H cis <text:s text:c="8"/>!(b_s)</text:p>
          <text:p text:style-name="P6"><text:s text:c="4"/>1_690, A: <text:s text:c="4"/>1 G-C <text:s/>2490 A: ?/H cis <text:s text:c="8"/>!(s_s)</text:p>
          <text:p text:style-name="P6"><text:s text:c="4"/>24_36, A: <text:s text:c="3"/>24 U-A <text:s text:c="3"/>36 A: S/H tran <text:s text:c="4"/>syn <text:s/>!(s_s)</text:p>
          <text:p text:style-name="P2"/>
          <text:p text:style-name="P2">Summary of triplets and higher multiplets</text:p>
          <text:p text:style-name="P2">BEGIN_multiplets</text:p>
          <text:p text:style-name="P2">23_373_376_| [1 3] <text:s/>A: 23 G <text:s/>+ <text:s/>A: 373 A <text:s/>+ <text:s/>A: 376 C</text:p>
          <text:p text:style-name="P2">172_358_362_| [2 3] <text:s/>A: 172 A <text:s/>+ <text:s/>A: 358 A <text:s/>+ <text:s/>A: 362 U</text:p>
          <text:p text:style-name="P2">401_403_455_| [3 3] <text:s/>A: 401 A <text:s/>+ <text:s/>A: 403 C <text:s/>+ <text:s/>A: 460 G</text:p>
          <text:p text:style-name="P2">END_multiplets</text:p>
          <text:p text:style-name="P2"><text:s text:c="2"/>The total base pairs = 128 (from <text:s/>704 bases)</text:p>
          <text:p text:style-name="P2">------------------------------------------------</text:p>
          <text:p text:style-name="P2"><text:s/>Standard <text:s/>WW--cis <text:s/>WW-tran <text:s/>HH--cis <text:s/>HH-tran <text:s/>SS--cis <text:s/>SS-tran</text:p>
          <text:p text:style-name="P2"><text:s text:c="7"/>55 <text:s text:c="6"/>54 <text:s text:c="7"/>0 <text:s text:c="7"/>0 <text:s text:c="7"/>0 <text:s text:c="7"/>1 <text:s text:c="7"/>1</text:p>
          <text:p text:style-name="P2"><text:s text:c="2"/>WH--cis <text:s/>WH-tran <text:s/>WS--cis <text:s/>WS-tran <text:s/>HS--cis <text:s/>HS-tran</text:p>
          <text:p text:style-name="P2"><text:s text:c="8"/>2 <text:s text:c="7"/>3 <text:s text:c="7"/>5 <text:s text:c="7"/>3 <text:s text:c="7"/>2 <text:s text:c="7"/>2</text:p>
        </text:list-item>
      </text:list>
      <text:p text:style-name="P1"/>
      <text:p text:style-name="P4">ClaRNA:</text:p>
      <text:p text:style-name="P1">"residue1","residue2","n_type","weight","description","full description"</text:p>
      <text:p text:style-name="P1">"A1","A468","GA",0.159591577575,"?W_345BR","?W_345BR (O3'-1)"</text:p>
      <text:p text:style-name="P1">"A1","A469","GC",0.480961521063,"?W_345BPh","?W_345BPh (OP2-5)"</text:p>
      <text:p text:style-name="P1">"A1","A470","GG",1.0,"&lt;&gt;","&lt;&gt; (mo)"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4T14:02:40.352527183</meta:creation-date>
    <dc:date>2016-06-14T14:22:52.915654040</dc:date>
    <meta:editing-duration>PT1M21S</meta:editing-duration>
    <meta:editing-cycles>1</meta:editing-cycles>
    <meta:document-statistic meta:table-count="0" meta:image-count="0" meta:object-count="0" meta:page-count="2" meta:paragraph-count="73" meta:word-count="394" meta:character-count="2832" meta:non-whitespace-character-count="2063"/>
    <meta:generator>LibreOffice/5.1.2.2$Linux_X86_64 LibreOffice_project/10m0$Build-2</meta:generator>
  </office:meta>
</office:document-meta>
</file>